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Standard" style:list-style-name="L1">
      <style:text-properties style:font-name="Arial" fo:font-size="16pt" style:font-size-asian="16pt" style:font-size-complex="16pt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59110537094741834" text:style-name="L1">
        <text:list-item>
          <text:p text:style-name="P22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2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</text:p>
            <text:p text:style-name="P19">וְיַאַסְפֵהוּ </text:p>
            <text:p text:style-name="P19">בְּמִכְמַרְתּוֹ עַל־כֵּן </text:p>
            <text:p text:style-name="P19">יִשְׂמַח וְיָגִיל</text:p>
          </table:table-cell>
          <table:table-cell table:style-name="表90.B1" office:value-type="string">
            <text:p text:style-name="P20">all of them / in a hook / to ascend</text:p>
            <text:p text:style-name="P20"/>
            <text:p text:style-name="P20"/>
            <text:p text:style-name="P20"><text:soft-page-break/>and to drag it / in his nest</text:p>
            <text:p text:style-name="P20"/>
            <text:p text:style-name="P20">and to gather them</text:p>
            <text:p text:style-name="P20"/>
            <text:p text:style-name="P20">in their net / upon – rightly</text:p>
            <text:p text:style-name="P20"/>
            <text:p text:style-name="P20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</text:p>
            <text:p text:style-name="P19">לְחֶרְמוֹ וִיקַטֵּר לְמִכְמַרְתּוֹ כִּי </text:p>
            <text:p text:style-name="P19">בָהֵמָּה שָׁמֵן חֶלְקוֹ וּמַאֲכָלוֹ בְּרִאָה</text:p>
          </table:table-cell>
          <table:table-cell table:style-name="表91.B1" office:value-type="string">
            <text:p text:style-name="P20">upon – rightly / to slaughter</text:p>
            <text:p text:style-name="P20"/>
            <text:p text:style-name="P20">towards their net / and to smoke</text:p>
            <text:p text:style-name="P20"/>
            <text:p text:style-name="P20">towards their net / for</text:p>
            <text:p text:style-name="P20"/>
            <text:p text:style-name="P20">by them / rich / their allotment</text:p>
            <text:p text:style-name="P20"/>
            <text:p text:style-name="P20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>@@@</text:p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>הַעַל כֵּן יָרִיק חֶרְמוֹ <text:soft-page-break/>וְתָמִיד לַהֲרֹג גּוֹיִם לֹא יַחְמוֹל ס</text:p>
          </table:table-cell>
          <table:table-cell table:style-name="表92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>עַל־מִשְׁמַרְתִּי אֶעֱמֹדָה וְאֶתְיַצְּבָה עַל־מָצוֹר וַאֲצַפֶּה לִרְאוֹת מַה־יְדַבֶּר־בִּי וּמָה אָשִׁיב עַל־תּוֹכַחְתִּי</text:p>
          </table:table-cell>
          <table:table-cell table:style-name="表93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><text:soft-page-break/></text:p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023819423980653928" text:style-name="L2">
        <text:list-item>
          <text:p text:style-name="P25">time label ==&gt; paste</text:p>
        </text:list-item>
        <text:list-item>
          <text:p text:style-name="P25"><text:soft-page-break/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26T14:59:57.18</dc:date>
    <dc:creator>iwabuchi ken</dc:creator>
    <meta:editing-duration>P3DT6H56M36S</meta:editing-duration>
    <meta:editing-cycles>156</meta:editing-cycles>
    <meta:generator>OpenOffice/4.1.3$Win32 OpenOffice.org_project/413m1$Build-9783</meta:generator>
    <meta:document-statistic meta:table-count="97" meta:image-count="0" meta:object-count="0" meta:page-count="47" meta:paragraph-count="1150" meta:word-count="4450" meta:character-count="26346"/>
  </office:meta>
</office:document-meta>
</file>